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table:number-columns-repeated="2" office:value-type="string" calcext:value-type="string">
            <text:p>3min</text:p>
          </table:table-cell>
          <table:table-cell office:value-type="string" calcext:value-type="string">
            <text:p>5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01</text:p>
          </table:table-cell>
          <table:table-cell office:value-type="string" calcext:value-type="string">
            <text:p>failed</text:p>
          </table:table-cell>
          <table:table-cell office:value-type="float" office:value="1806.603" calcext:value-type="float">
            <text:p>1806.603</text:p>
          </table:table-cell>
          <table:table-cell office:value-type="float" office:value="1785.97" calcext:value-type="float">
            <text:p>1785.97</text:p>
          </table:table-cell>
          <table:table-cell/>
          <table:table-cell office:value-type="float" office:value="2150.967" calcext:value-type="float">
            <text:p>2150.967</text:p>
          </table:table-cell>
          <table:table-cell/>
          <table:table-cell office:value-type="float" office:value="1775.74" calcext:value-type="float">
            <text:p>1775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02</text:p>
          </table:table-cell>
          <table:table-cell office:value-type="float" office:value="6445.56" calcext:value-type="float">
            <text:p>6445.56</text:p>
          </table:table-cell>
          <table:table-cell office:value-type="float" office:value="6474.715" calcext:value-type="float">
            <text:p>6474.715</text:p>
          </table:table-cell>
          <table:table-cell office:value-type="float" office:value="6416.61" calcext:value-type="float">
            <text:p>6416.61</text:p>
          </table:table-cell>
          <table:table-cell/>
          <table:table-cell office:value-type="float" office:value="167510.7" calcext:value-type="float">
            <text:p>167510.7</text:p>
          </table:table-cell>
          <table:table-cell/>
          <table:table-cell office:value-type="float" office:value="6422.75" calcext:value-type="float">
            <text:p>642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03</text:p>
          </table:table-cell>
          <table:table-cell office:value-type="float" office:value="859.201" calcext:value-type="float">
            <text:p>859.201</text:p>
          </table:table-cell>
          <table:table-cell office:value-type="float" office:value="848.5189" calcext:value-type="float">
            <text:p>848.5189</text:p>
          </table:table-cell>
          <table:table-cell office:value-type="float" office:value="848.372" calcext:value-type="float">
            <text:p>848.372</text:p>
          </table:table-cell>
          <table:table-cell/>
          <table:table-cell office:value-type="float" office:value="53027.66" calcext:value-type="float">
            <text:p>53027.66</text:p>
          </table:table-cell>
          <table:table-cell/>
          <table:table-cell office:value-type="float" office:value="848.372" calcext:value-type="float">
            <text:p>848.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04</text:p>
          </table:table-cell>
          <table:table-cell table:number-columns-repeated="2" office:value-type="string" calcext:value-type="string">
            <text:p>failed</text:p>
          </table:table-cell>
          <table:table-cell table:number-columns-repeated="2"/>
          <table:table-cell office:value-type="float" office:value="9539.356" calcext:value-type="float">
            <text:p>9539.356</text:p>
          </table:table-cell>
          <table:table-cell/>
          <table:table-cell office:value-type="float" office:value="2157.47" calcext:value-type="float">
            <text:p>215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05</text:p>
          </table:table-cell>
          <table:table-cell office:value-type="float" office:value="645.016" calcext:value-type="float">
            <text:p>645.016</text:p>
          </table:table-cell>
          <table:table-cell office:value-type="float" office:value="642.705" calcext:value-type="float">
            <text:p>642.705</text:p>
          </table:table-cell>
          <table:table-cell table:number-columns-repeated="2"/>
          <table:table-cell office:value-type="float" office:value="783.69" calcext:value-type="float">
            <text:p>783.69</text:p>
          </table:table-cell>
          <table:table-cell/>
          <table:table-cell office:value-type="float" office:value="640.148" calcext:value-type="float">
            <text:p>640.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06</text:p>
          </table:table-cell>
          <table:table-cell office:value-type="float" office:value="641.737" calcext:value-type="float">
            <text:p>641.737</text:p>
          </table:table-cell>
          <table:table-cell office:value-type="float" office:value="619.875" calcext:value-type="float">
            <text:p>619.875</text:p>
          </table:table-cell>
          <table:table-cell office:value-type="float" office:value="606.633" calcext:value-type="float">
            <text:p>606.633</text:p>
          </table:table-cell>
          <table:table-cell/>
          <table:table-cell office:value-type="float" office:value="876.257" calcext:value-type="float">
            <text:p>876.257</text:p>
          </table:table-cell>
          <table:table-cell/>
          <table:table-cell office:value-type="float" office:value="617.782" calcext:value-type="float">
            <text:p>617.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07</text:p>
          </table:table-cell>
          <table:table-cell office:value-type="float" office:value="2655.57" calcext:value-type="float">
            <text:p>2655.57</text:p>
          </table:table-cell>
          <table:table-cell office:value-type="float" office:value="2607.749" calcext:value-type="float">
            <text:p>2607.749</text:p>
          </table:table-cell>
          <table:table-cell office:value-type="float" office:value="2607.61" calcext:value-type="float">
            <text:p>2607.61</text:p>
          </table:table-cell>
          <table:table-cell/>
          <table:table-cell office:value-type="float" office:value="3337.508" calcext:value-type="float">
            <text:p>3337.508</text:p>
          </table:table-cell>
          <table:table-cell/>
          <table:table-cell office:value-type="float" office:value="2607.68" calcext:value-type="float">
            <text:p>2607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08</text:p>
          </table:table-cell>
          <table:table-cell office:value-type="float" office:value="747.48" calcext:value-type="float">
            <text:p>747.48</text:p>
          </table:table-cell>
          <table:table-cell office:value-type="float" office:value="745.822" calcext:value-type="float">
            <text:p>745.822</text:p>
          </table:table-cell>
          <table:table-cell office:value-type="float" office:value="746.208" calcext:value-type="float">
            <text:p>746.208</text:p>
          </table:table-cell>
          <table:table-cell/>
          <table:table-cell office:value-type="float" office:value="748.056" calcext:value-type="float">
            <text:p>748.056</text:p>
          </table:table-cell>
          <table:table-cell/>
          <table:table-cell office:value-type="float" office:value="744.293" calcext:value-type="float">
            <text:p>744.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09</text:p>
          </table:table-cell>
          <table:table-cell office:value-type="float" office:value="1836.76" calcext:value-type="float">
            <text:p>1836.76</text:p>
          </table:table-cell>
          <table:table-cell office:value-type="float" office:value="1838.026" calcext:value-type="float">
            <text:p>1838.026</text:p>
          </table:table-cell>
          <table:table-cell office:value-type="float" office:value="1836.73" calcext:value-type="float">
            <text:p>1836.73</text:p>
          </table:table-cell>
          <table:table-cell/>
          <table:table-cell office:value-type="float" office:value="2402.58" calcext:value-type="float">
            <text:p>2402.58</text:p>
          </table:table-cell>
          <table:table-cell/>
          <table:table-cell office:value-type="float" office:value="1838.79" calcext:value-type="float">
            <text:p>1838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10</text:p>
          </table:table-cell>
          <table:table-cell office:value-type="float" office:value="3205.19" calcext:value-type="float">
            <text:p>3205.19</text:p>
          </table:table-cell>
          <table:table-cell office:value-type="float" office:value="3208.678" calcext:value-type="float">
            <text:p>3208.678</text:p>
          </table:table-cell>
          <table:table-cell office:value-type="float" office:value="3205.83" calcext:value-type="float">
            <text:p>3205.83</text:p>
          </table:table-cell>
          <table:table-cell/>
          <table:table-cell office:value-type="float" office:value="10216.67" calcext:value-type="float">
            <text:p>10216.67</text:p>
          </table:table-cell>
          <table:table-cell/>
          <table:table-cell office:value-type="float" office:value="3213.88" calcext:value-type="float">
            <text:p>321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11</text:p>
          </table:table-cell>
          <table:table-cell office:value-type="float" office:value="500.125" calcext:value-type="float">
            <text:p>500.125</text:p>
          </table:table-cell>
          <table:table-cell office:value-type="float" office:value="498.037" calcext:value-type="float">
            <text:p>498.037</text:p>
          </table:table-cell>
          <table:table-cell office:value-type="float" office:value="853.978" calcext:value-type="float">
            <text:p>853.978</text:p>
          </table:table-cell>
          <table:table-cell/>
          <table:table-cell office:value-type="float" office:value="18363.19" calcext:value-type="float">
            <text:p>18363.19</text:p>
          </table:table-cell>
          <table:table-cell/>
          <table:table-cell office:value-type="float" office:value="496.214" calcext:value-type="float">
            <text:p>496.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12</text:p>
          </table:table-cell>
          <table:table-cell office:value-type="float" office:value="851.41" calcext:value-type="float">
            <text:p>851.41</text:p>
          </table:table-cell>
          <table:table-cell office:value-type="float" office:value="851.956" calcext:value-type="float">
            <text:p>851.956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/>
          <table:table-cell office:value-type="float" office:value="852.169" calcext:value-type="float">
            <text:p>852.169</text:p>
          </table:table-cell>
          <table:table-cell/>
          <table:table-cell office:value-type="string" calcext:value-type="string">
            <text:p>NLS/NLS_repair_procedure.cpp:45: void NLS_repair_procedure::ore_current_thingking(Problem_Instance&amp;, std::vector&lt;int&gt;, NLS_object&amp;, double, double): Assertion `ok == true' failed.</text:p>
          </table:table-cell>
        </table:table-row>
        <table:table-row table:style-name="ro1">
          <table:table-cell office:value-type="string" calcext:value-type="string">
            <text:p>A_13</text:p>
          </table:table-cell>
          <table:table-cell office:value-type="float" office:value="9635.25" calcext:value-type="float">
            <text:p>9635.25</text:p>
          </table:table-cell>
          <table:table-cell office:value-type="float" office:value="5134.259" calcext:value-type="float">
            <text:p>5134.259</text:p>
          </table:table-cell>
          <table:table-cell table:number-columns-repeated="2"/>
          <table:table-cell office:value-type="float" office:value="264702.2" calcext:value-type="float">
            <text:p>264702.2</text:p>
          </table:table-cell>
          <table:table-cell/>
          <table:table-cell office:value-type="float" office:value="5135.52" calcext:value-type="float">
            <text:p>513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14</text:p>
          </table:table-cell>
          <table:table-cell table:number-columns-repeated="2" office:value-type="string" calcext:value-type="string">
            <text:p>failed</text:p>
          </table:table-cell>
          <table:table-cell table:number-columns-repeated="2"/>
          <table:table-cell office:value-type="float" office:value="2957.97" calcext:value-type="float">
            <text:p>2957.97</text:p>
          </table:table-cell>
          <table:table-cell/>
          <table:table-cell office:value-type="float" office:value="2373.73" calcext:value-type="float">
            <text:p>2373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15</text:p>
          </table:table-cell>
          <table:table-cell table:number-columns-repeated="2" office:value-type="string" calcext:value-type="string">
            <text:p>failed</text:p>
          </table:table-cell>
          <table:table-cell table:number-columns-repeated="2"/>
          <table:table-cell office:value-type="float" office:value="3048.73" calcext:value-type="float">
            <text:p>3048.73</text:p>
          </table:table-cell>
          <table:table-cell/>
          <table:table-cell office:value-type="float" office:value="2427.89" calcext:value-type="float">
            <text:p>2427.89</text:p>
          </table:table-cell>
          <table:table-cell table:style-name="ce1" office:value-type="float" office:value="2415.81" calcext:value-type="float">
            <text:p>2415.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7:31:39.959454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89" meta:object-count="0"/>
    <meta:user-defined meta:name="qrichtext">1</meta:user-defined>
  </office:meta>
</office:document-meta>
</file>